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d7c" officeooo:paragraph-rsid="00068d7c"/>
    </style:style>
    <style:style style:name="P2" style:family="paragraph" style:parent-style-name="Standard">
      <style:text-properties officeooo:rsid="00073cd0" officeooo:paragraph-rsid="00073cd0"/>
    </style:style>
    <style:style style:name="P3" style:family="paragraph" style:parent-style-name="Standard">
      <style:text-properties fo:font-weight="bold" officeooo:rsid="00073cd0" officeooo:paragraph-rsid="00073cd0" style:font-weight-asian="bold" style:font-weight-complex="bold"/>
    </style:style>
    <style:style style:name="P4" style:family="paragraph" style:parent-style-name="Standard">
      <style:text-properties fo:font-weight="bold" officeooo:rsid="00080cb0" officeooo:paragraph-rsid="00080cb0" style:font-weight-asian="bold" style:font-weight-complex="bold"/>
    </style:style>
    <style:style style:name="P5" style:family="paragraph" style:parent-style-name="Standard">
      <style:text-properties officeooo:rsid="00080cb0" officeooo:paragraph-rsid="00080c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>&lt;!DOCTYPE html&gt;</text:p>
      <text:p text:style-name="P1">&lt;html lang="es"&gt;</text:p>
      <text:p text:style-name="P1">&lt;head&gt;</text:p>
      <text:p text:style-name="P1"><text:tab/>&lt;meta charset="utf-8"&gt;</text:p>
      <text:p text:style-name="P1"><text:tab/>&lt;meta name="viewport" content="width=device-width, initial-scale=1"&gt;</text:p>
      <text:p text:style-name="P1"><text:tab/>&lt;title&gt;Boletin 12&lt;/title&gt;</text:p>
      <text:p text:style-name="P1"><text:tab/>&lt;style&gt;</text:p>
      <text:p text:style-name="P1"><text:tab/><text:tab/>table{</text:p>
      <text:p text:style-name="P1"><text:tab/><text:tab/><text:tab/>border: 1px solid black;</text:p>
      <text:p text:style-name="P1"><text:tab/><text:tab/><text:tab/>width: 80%;</text:p>
      <text:p text:style-name="P1"><text:tab/><text:tab/><text:tab/>text-align: center;</text:p>
      <text:p text:style-name="P1"><text:tab/><text:tab/><text:tab/>margin: auto;</text:p>
      <text:p text:style-name="P1"><text:tab/><text:tab/><text:tab/>border-collapse: collapse;</text:p>
      <text:p text:style-name="P1"><text:tab/><text:tab/>}</text:p>
      <text:p text:style-name="P1"><text:tab/><text:tab/>tr,td{border: 1px solid black;}</text:p>
      <text:p text:style-name="P1"><text:tab/><text:tab/>th{border: 1px solid black;}</text:p>
      <text:p text:style-name="P1"/>
      <text:p text:style-name="P1"><text:tab/>&lt;/style&gt;</text:p>
      <text:p text:style-name="P1">&lt;/head&gt;</text:p>
      <text:p text:style-name="P1">&lt;body&gt;</text:p>
      <text:p text:style-name="P1"><text:tab/>&lt;table&gt;</text:p>
      <text:p text:style-name="P1"><text:tab/><text:tab/>&lt;tr&gt; &lt;th&gt;Jefe departamento&lt;/th&gt; &lt;th&gt;Jefe seccion&lt;/th&gt; &lt;th&gt;Empleado&lt;/th&gt; &lt;th&gt;Edad empleado&lt;/th&gt; &lt;/tr&gt;</text:p>
      <text:p text:style-name="P1"><text:tab/><text:tab/>&lt;tr&gt;&lt;td rowspan="2"&gt;Juan Alberto Chan&lt;/td&gt; &lt;td&gt;Martín López&lt;/td&gt; &lt;td&gt;Maite Suárez&lt;/td&gt; &lt;td&gt;55&lt;/td&gt;&lt;/tr&gt;</text:p>
      <text:p text:style-name="P1"><text:tab/><text:tab/>&lt;tr&gt;&lt;td&gt;Luis Morales&lt;/td&gt; &lt;td&gt;Mateo Carralde&lt;/td&gt; &lt;td&gt;33&lt;/td&gt;&lt;/tr&gt;</text:p>
      <text:p text:style-name="P1"><text:tab/><text:tab/>&lt;tr&gt;&lt;td&gt;Diana Rodriguez&lt;/td&gt; &lt;td&gt;Carlos Hernández&lt;/td&gt; &lt;td&gt;Alberto Fernández&lt;/td&gt; &lt;td&gt;62&lt;/td&gt;&lt;/tr&gt;</text:p>
      <text:p text:style-name="P1"><text:tab/><text:tab/>&lt;tr&gt;&lt;td colspan="2"&gt;Luis Pérez&lt;/td&gt;&lt;td&gt;Diego Gutiérrez&lt;/td&gt;&lt;td&gt;44&lt;/td&gt;&lt;/tr&gt;</text:p>
      <text:p text:style-name="P1"><text:tab/>&lt;/table&gt;</text:p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2</text:p>
      <text:p text:style-name="P1">&lt;!DOCTYPE html&gt;</text:p>
      <text:p text:style-name="P1">&lt;html lang="es"&gt;</text:p>
      <text:p text:style-name="P1">&lt;head&gt;</text:p>
      <text:p text:style-name="P1"><text:tab/>&lt;meta charset="utf-8"&gt;</text:p>
      <text:p text:style-name="P1"><text:tab/>&lt;meta name="viewport" content="width=device-width, initial-scale=1"&gt;</text:p>
      <text:p text:style-name="P1"><text:tab/>&lt;title&gt;Boletin 12&lt;/title&gt;</text:p>
      <text:p text:style-name="P1"><text:tab/>&lt;style&gt;</text:p>
      <text:p text:style-name="P1"><text:tab/><text:tab/>table{</text:p>
      <text:p text:style-name="P1"><text:tab/><text:tab/><text:tab/>border: 1px solid black;</text:p>
      <text:p text:style-name="P1"><text:tab/><text:tab/><text:tab/>width: 25%;</text:p>
      <text:p text:style-name="P1"><text:tab/><text:tab/><text:tab/>text-align: left;</text:p>
      <text:p text:style-name="P1"><text:tab/><text:tab/><text:tab/>margin: left;</text:p>
      <text:p text:style-name="P1"><text:tab/><text:tab/><text:tab/></text:p>
      <text:p text:style-name="P1"><text:tab/><text:tab/>}</text:p>
      <text:p text:style-name="P1"><text:tab/><text:tab/>tr,td{border: 1px solid black;}</text:p>
      <text:p text:style-name="P1"><text:tab/><text:tab/>th{border: 1px solid black;}</text:p>
      <text:p text:style-name="P1"/>
      <text:p text:style-name="P1"><text:tab/>&lt;/style&gt;</text:p>
      <text:p text:style-name="P1">&lt;/head&gt;</text:p>
      <text:p text:style-name="P1">&lt;body&gt;</text:p>
      <text:p text:style-name="P1"><text:tab/>&lt;table&gt;</text:p>
      <text:p text:style-name="P1"><text:tab/><text:tab/>&lt;tr&gt;&lt;td&gt;1&lt;/td&gt;&lt;td&gt;2&lt;/td&gt;&lt;td&gt;3&lt;table style="margin: left; width: 100%;"&gt;&lt;tr&gt;&lt;td&gt;A&lt;/td&gt;&lt;td&gt;B&lt;/td&gt;&lt;/tr&gt;</text:p>
      <text:p text:style-name="P1"><text:tab/><text:tab/>&lt;tr&gt;&lt;td&gt;C&lt;/td&gt;&lt;td&gt;D&lt;/td&gt;&lt;/tr&gt;&lt;/table&gt;&lt;/td&gt;&lt;/tr&gt;</text:p>
      <text:p text:style-name="P1"><text:tab/><text:tab/></text:p>
      <text:p text:style-name="P1"><text:tab/><text:tab/>&lt;tr&gt;&lt;td&gt;4&lt;/td&gt;&lt;td&gt;5 &lt;/td&gt;&lt;td colspan="2"&gt;6&lt;/td&gt;&lt;/tr&gt;</text:p>
      <text:p text:style-name="P1"><text:tab/>&lt;/table&gt;</text:p>
      <text:p text:style-name="P1"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Ejercicio3</text:p>
      <text:p text:style-name="P2">&lt;!DOCTYPE html&gt;</text:p>
      <text:p text:style-name="P2">&lt;html lang="es"&gt;</text:p>
      <text:p text:style-name="P2">&lt;head&gt;</text:p>
      <text:p text:style-name="P2"><text:tab/>&lt;meta charset="utf-8"&gt;</text:p>
      <text:p text:style-name="P2"><text:tab/>&lt;meta name="viewport" content="width=device-width, initial-scale=1"&gt;</text:p>
      <text:p text:style-name="P2"><text:tab/>&lt;title&gt;Boletin 12&lt;/title&gt;</text:p>
      <text:p text:style-name="P2"><text:tab/>&lt;style&gt;</text:p>
      <text:p text:style-name="P2"><text:tab/><text:tab/>table{</text:p>
      <text:p text:style-name="P2"><text:tab/><text:tab/><text:tab/>border: 1px solid black;</text:p>
      <text:p text:style-name="P2"><text:tab/><text:tab/><text:tab/>width: 25%;</text:p>
      <text:p text:style-name="P2"><text:tab/><text:tab/><text:tab/>text-align: center;</text:p>
      <text:p text:style-name="P2"><text:tab/><text:tab/><text:tab/>margin: center;</text:p>
      <text:p text:style-name="P2"><text:tab/><text:tab/><text:tab/>border-collapse: collapse;</text:p>
      <text:p text:style-name="P2"><text:tab/><text:tab/>}</text:p>
      <text:p text:style-name="P2"><text:tab/><text:tab/>tr,td,th,caption{border: 1px solid black;}</text:p>
      <text:p text:style-name="P2"><text:tab/><text:tab/>caption{background-color: lightsteelblue;}</text:p>
      <text:p text:style-name="P2"/>
      <text:p text:style-name="P2"><text:tab/>&lt;/style&gt;</text:p>
      <text:p text:style-name="P2">&lt;/head&gt;</text:p>
      <text:p text:style-name="P2">&lt;body&gt;</text:p>
      <text:p text:style-name="P2"><text:tab/>&lt;table&gt;</text:p>
      <text:p text:style-name="P2"><text:tab/><text:tab/>&lt;caption&gt;&lt;b&gt;Los Alimentos&lt;/b&gt;&lt;/caption&gt;</text:p>
      <text:p text:style-name="P2"><text:tab/><text:tab/>&lt;tr&gt;&lt;th&gt;Energéticos&lt;/th&gt;&lt;th colspan="2"&gt;Plásticos&lt;/th&gt;&lt;th colspan="3"&gt;Reguladores&lt;/th&gt;&lt;/tr&gt;</text:p>
      <text:p text:style-name="P2"><text:tab/><text:tab/>&lt;tr&gt;&lt;td&gt;Azúcares&lt;/td&gt;&lt;td&gt;Grasas&lt;/td&gt;&lt;td colspan="2"&gt;Proteinas&lt;/td&gt;&lt;td colspan="2"&gt;Vitaminas&lt;/td&gt;&lt;/tr&gt;<text:tab/><text:tab/></text:p>
      <text:p text:style-name="P2"><text:tab/><text:tab/>&lt;tr&gt;&lt;td&gt;Dulces&lt;/td&gt;&lt;td&gt;Carne&lt;/td&gt;&lt;td&gt;Huevos&lt;/td&gt;&lt;td&gt;Legumbres&lt;/td&gt;&lt;td&gt;Frutas&lt;/td&gt;&lt;td&gt;Verduras&lt;/td&gt;&lt;/tr&gt;</text:p>
      <text:p text:style-name="P2"><text:tab/><text:tab/>&lt;tr&gt;&lt;td&gt;&lt;img src="Imagenes/Dulce.png"&gt;&lt;/td&gt;&lt;td&gt;&lt;img src="Imagenes/Carne.png"&gt;&lt;/td&gt;&lt;td&gt;&lt;img src="Imagenes/huevos.png"&gt;&lt;/td&gt;&lt;td&gt;&lt;img src="Imagenes/Legumbres.png"&gt;&lt;/td&gt;&lt;td&gt;&lt;img src="Imagenes/Frutas.png"&gt;&lt;/td&gt;&lt;td&gt;&lt;img src="Imagenes/Verduras.png"&gt;&lt;/td&gt;&lt;/tr&gt;</text:p>
      <text:p text:style-name="P2"><text:tab/>&lt;/table&gt;</text:p>
      <text:p text:style-name="P2">&lt;/body&gt;</text:p>
      <text:p text:style-name="P2">&lt;/html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/><text:tab/></text:p>
      <text:p text:style-name="P5">&lt;!DOCTYPE html&gt;</text:p>
      <text:p text:style-name="P5">&lt;html lang="es"&gt;</text:p>
      <text:p text:style-name="P5">&lt;head&gt;</text:p>
      <text:p text:style-name="P5"><text:tab/>&lt;meta charset="utf-8"&gt;</text:p>
      <text:p text:style-name="P5"><text:tab/>&lt;meta name="viewport" content="width=device-width, initial-scale=1"&gt;</text:p>
      <text:p text:style-name="P5"><text:tab/>&lt;title&gt;Boletin 12&lt;/title&gt;</text:p>
      <text:p text:style-name="P5"><text:tab/>&lt;style&gt;</text:p>
      <text:p text:style-name="P5"><text:tab/><text:tab/>div{</text:p>
      <text:p text:style-name="P5"><text:tab/><text:tab/><text:tab/>border: 4px solid grey;</text:p>
      <text:p text:style-name="P5"><text:tab/><text:tab/><text:tab/>width: 65%;</text:p>
      <text:p text:style-name="P5"><text:tab/><text:tab/>}</text:p>
      <text:p text:style-name="P5"/>
      <text:p text:style-name="P5"><text:tab/><text:tab/>table{</text:p>
      <text:p text:style-name="P5"><text:tab/><text:tab/><text:tab/>text-align: center;</text:p>
      <text:p text:style-name="P5"><text:tab/><text:tab/><text:tab/>margin: left;</text:p>
      <text:p text:style-name="P5"><text:tab/><text:tab/><text:tab/>width: 100%;</text:p>
      <text:p text:style-name="P5"><text:tab/><text:tab/>}</text:p>
      <text:p text:style-name="P5"><text:tab/><text:tab/>tr,td,th{border: 1px solid grey;}</text:p>
      <text:p text:style-name="P5"><text:tab/><text:tab/>caption{background-color: forestgreen;</text:p>
      <text:p text:style-name="P5"><text:tab/><text:tab/><text:tab/><text:tab/>color: white;</text:p>
      <text:p text:style-name="P5"><text:tab/><text:tab/><text:tab/><text:tab/>border: 1px solid grey;}</text:p>
      <text:p text:style-name="P5"/>
      <text:p text:style-name="P5"><text:tab/>&lt;/style&gt;</text:p>
      <text:p text:style-name="P5">&lt;/head&gt;</text:p>
      <text:p text:style-name="P5">&lt;body&gt;</text:p>
      <text:p text:style-name="P5"><text:tab/>&lt;div&gt;</text:p>
      <text:p text:style-name="P5"><text:tab/><text:tab/>&lt;table&gt;</text:p>
      <text:p text:style-name="P5"><text:tab/><text:tab/>&lt;caption&gt;Climas de América del Sur&lt;/caption&gt;</text:p>
      <text:p text:style-name="P5"><text:tab/><text:tab/>&lt;tr style="background-color: lightgrey;"&gt;&lt;td rowspan="4"&gt;Parte de&lt;br&gt; arriba de América &lt;br&gt;del Sur.&lt;br&gt; Países como:&lt;/td&gt;&lt;td&gt;Venezuela&lt;/td&gt;&lt;td rowspan="4"&gt;Parte de &lt;br&gt;abajo de América&lt;br&gt; del Sur.&lt;br&gt; Países como:&lt;/td&gt;&lt;td&gt;Argentina&lt;/td&gt;&lt;/tr&gt;</text:p>
      <text:p text:style-name="P5"><text:tab/><text:tab/>&lt;tr style="background-color: lightgrey;"&gt;&lt;td&gt;Colombia&lt;/td&gt;&lt;td&gt;Chile&lt;/td&gt;&lt;/tr&gt;</text:p>
      <text:p text:style-name="P5"><text:tab/><text:tab/>&lt;tr style="background-color: lightgrey;"&gt;&lt;td&gt;Ecuador&lt;/td&gt;&lt;td&gt;Uruguay&lt;/td&gt;&lt;/tr&gt;</text:p>
      <text:p text:style-name="P5"><text:tab/><text:tab/>&lt;tr style="background-color: lightgrey;"&gt;&lt;td&gt;Perú&lt;/td&gt;&lt;td&gt;Paraguay&lt;/td&gt;&lt;/tr&gt;</text:p>
      <text:p text:style-name="P5"><text:tab/><text:tab/>&lt;tr style="background-color: skyblue;"&gt;&lt;td colspan="2"&gt;Bosque tropical,&lt;br&gt;clima de sabana,&lt;br&gt;clima marítimo&lt;br&gt;con inviernos secos&lt;/td&gt;&lt;td colspan="2"&gt;Cilmas marítimos&lt;br&gt;con veranos secos,&lt;br&gt;con inviernos secos,&lt;br&gt;climas fríos, clima&lt;br&gt;de estepa, clima desértico&lt;/td&gt;&lt;/tr&gt;</text:p>
      <text:p text:style-name="P5"><text:tab/>&lt;/table&gt;</text:p>
      <text:p text:style-name="P5"><text:tab/>&lt;/div&gt;</text:p>
      <text:p text:style-name="P5">&lt;/body&gt;</text:p>
      <text:p text:style-name="P5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1:42:13.065073819</meta:creation-date>
    <dc:date>2022-11-17T12:36:54.966606437</dc:date>
    <meta:editing-duration>PT14M11S</meta:editing-duration>
    <meta:editing-cycles>1</meta:editing-cycles>
    <meta:document-statistic meta:table-count="0" meta:image-count="0" meta:object-count="0" meta:page-count="4" meta:paragraph-count="122" meta:word-count="295" meta:character-count="3754" meta:non-whitespace-character-count="3399"/>
    <meta:generator>LibreOffice/7.3.6.2$Linux_X86_64 LibreOffice_project/30$Build-2</meta:generator>
  </office:meta>
</office:document-meta>
</file>